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299in"/>
    </style:style>
    <style:style style:name="co2" style:family="table-column">
      <style:table-column-properties fo:break-before="auto" style:column-width="1.6992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654in"/>
    </style:style>
    <style:style style:name="co8" style:family="table-column">
      <style:table-column-properties fo:break-before="auto" style:column-width="2.0154in"/>
    </style:style>
    <style:style style:name="co9" style:family="table-column">
      <style:table-column-properties fo:break-before="auto" style:column-width="1.7902in"/>
    </style:style>
    <style:style style:name="co10" style:family="table-column">
      <style:table-column-properties fo:break-before="auto" style:column-width="1.6835in"/>
    </style:style>
    <style:style style:name="co11" style:family="table-column">
      <style:table-column-properties fo:break-before="auto" style:column-width="1.361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1.9835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2.1335in"/>
    </style:style>
    <style:style style:name="co16" style:family="table-column">
      <style:table-column-properties fo:break-before="auto" style:column-width="1.4791in"/>
    </style:style>
    <style:style style:name="co17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mallGrid</text:p>
          </table:table-cell>
          <table:table-cell/>
          <table:table-cell office:value-type="string" calcext:value-type="string">
            <text:p>100 her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Parametry</text:p>
          </table:table-cell>
          <table:table-cell office:value-type="string" calcext:value-type="string">
            <text:p>Average score</text:p>
          </table:table-cell>
          <table:table-cell table:style-name="Default" office:value-type="string" calcext:value-type="string">
            <text:p>Average Game Time</text:p>
          </table:table-cell>
          <table:table-cell office:value-type="string" calcext:value-type="string">
            <text:p>WinRate</text:p>
          </table:table-cell>
          <table:table-cell office:value-type="string" calcext:value-type="string">
            <text:p>Memory usage</text:p>
          </table:table-cell>
          <table:table-cell/>
          <table:table-cell office:value-type="string" calcext:value-type="string">
            <text:p>tabulka paměťové vytížení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tabulka doby ve hře vč. Ideálního času ve hř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lexAgent</text:p>
          </table:table-cell>
          <table:table-cell/>
          <table:table-cell office:value-type="float" office:value="206.967" calcext:value-type="float">
            <text:p>206.967</text:p>
          </table:table-cell>
          <table:table-cell table:style-name="Default" office:value-type="float" office:value="0.0242604491711" calcext:value-type="float">
            <text:p>0.0242604492</text:p>
          </table:table-cell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xAgent</text:p>
          </table:table-cell>
          <table:table-cell/>
          <table:table-cell table:style-name="ce1" office:value-type="float" office:value="-131.014" calcext:value-type="float">
            <text:p>-131.014</text:p>
          </table:table-cell>
          <table:table-cell table:style-name="Default" office:value-type="float" office:value="0.0683650562763" calcext:value-type="float">
            <text:p>0.0683650563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Agent</text:p>
          </table:table-cell>
          <table:table-cell table:style-name="ce1" office:value-type="string" calcext:value-type="string">
            <text:p>depth=3</text:p>
          </table:table-cell>
          <table:table-cell office:value-type="float" office:value="490.756" calcext:value-type="float">
            <text:p>490.756</text:p>
          </table:table-cell>
          <table:table-cell office:value-type="float" office:value="0.168073441029" calcext:value-type="float">
            <text:p>0.16807344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deální čas ve hře</text:p>
          </table:table-cell>
          <table:table-cell/>
          <table:table-cell office:value-type="float" office:value="2.04004311562" calcext:value-type="float">
            <text:p>2.0400431156</text:p>
          </table:table-cell>
        </table:table-row>
        <table:table-row table:style-name="ro1">
          <table:table-cell office:value-type="string" calcext:value-type="string">
            <text:p>AlphaBetaAgent</text:p>
          </table:table-cell>
          <table:table-cell/>
          <table:table-cell office:value-type="float" office:value="-154.854" calcext:value-type="float">
            <text:p>-154.854</text:p>
          </table:table-cell>
          <table:table-cell office:value-type="float" office:value="0.0374726734161" calcext:value-type="float">
            <text:p>0.0374726734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phaBetaAgent</text:p>
          </table:table-cell>
          <table:table-cell table:style-name="ce1" office:value-type="string" calcext:value-type="string">
            <text:p>depth=3</text:p>
          </table:table-cell>
          <table:table-cell office:value-type="float" office:value="490.992" calcext:value-type="float">
            <text:p>490.992</text:p>
          </table:table-cell>
          <table:table-cell office:value-type="float" office:value="0.0752184331417" calcext:value-type="float">
            <text:p>0.075218433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ctimaxAgent</text:p>
          </table:table-cell>
          <table:table-cell/>
          <table:table-cell office:value-type="float" office:value="503.284" calcext:value-type="float">
            <text:p>503.284</text:p>
          </table:table-cell>
          <table:table-cell office:value-type="float" office:value="0.0373324146271" calcext:value-type="float">
            <text:p>0.037332414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!!!</text:p>
          </table:table-cell>
          <table:table-cell office:value-type="string" calcext:value-type="string">
            <text:p>srovnani prumerneho skore agentu a jejich winr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pectimaxAgent</text:p>
          </table:table-cell>
          <table:table-cell table:style-name="ce1" office:value-type="string" calcext:value-type="string">
            <text:p>depth=3</text:p>
          </table:table-cell>
          <table:table-cell office:value-type="float" office:value="493.208" calcext:value-type="float">
            <text:p>493.208</text:p>
          </table:table-cell>
          <table:table-cell office:value-type="float" office:value="0.108382458925" calcext:value-type="float">
            <text:p>0.1083824589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PacmanQAgent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-206.5" calcext:value-type="float">
            <text:p>-206.5</text:p>
          </table:table-cell>
          <table:table-cell office:value-type="float" office:value="0.000206349627806" calcext:value-type="float">
            <text:p>0.0002063496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6.9" calcext:value-type="float">
            <text:p>196.9</text:p>
          </table:table-cell>
          <table:table-cell office:value-type="float" office:value="0.000214158662475" calcext:value-type="float">
            <text:p>0.0002141587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6.2" calcext:value-type="float">
            <text:p>196.2</text:p>
          </table:table-cell>
          <table:table-cell office:value-type="float" office:value="0.000217901362051" calcext:value-type="float">
            <text:p>0.0002179014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3" calcext:value-type="float">
            <text:p>-2.3</text:p>
          </table:table-cell>
          <table:table-cell office:value-type="float" office:value="0.000181465101714" calcext:value-type="float">
            <text:p>0.000181465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8" calcext:value-type="float">
            <text:p>-4.8</text:p>
          </table:table-cell>
          <table:table-cell office:value-type="float" office:value="0.00020648370875" calcext:value-type="float">
            <text:p>0.000206483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AVERAGE([.C14:.C18])" office:value-type="float" office:value="35.9" calcext:value-type="float">
            <text:p>35.9</text:p>
          </table:table-cell>
          <table:table-cell table:style-name="Default" table:formula="of:=AVERAGE([.D14:.D18])" office:value-type="float" office:value="0.0002052716925592" calcext:value-type="float">
            <text:p>0.0002052717</text:p>
          </table:table-cell>
          <table:table-cell table:formula="of:=AVERAGE([.E14:.E18])" office:value-type="float" office:value="0.54" calcext:value-type="float">
            <text:p>0.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396" calcext:value-type="float">
            <text:p>396</text:p>
          </table:table-cell>
          <table:table-cell office:value-type="float" office:value="0.000218502895252" calcext:value-type="float">
            <text:p>0.000218502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8.1" calcext:value-type="float">
            <text:p>298.1</text:p>
          </table:table-cell>
          <table:table-cell office:value-type="float" office:value="0.000189889658679" calcext:value-type="float">
            <text:p>0.0001898897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4.9" calcext:value-type="float">
            <text:p>294.9</text:p>
          </table:table-cell>
          <table:table-cell office:value-type="float" office:value="0.000215447915567" calcext:value-type="float">
            <text:p>0.0002154479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0.000182568489968" calcext:value-type="float">
            <text:p>0.000182568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3.2" calcext:value-type="float">
            <text:p>93.2</text:p>
          </table:table-cell>
          <table:table-cell office:value-type="float" office:value="0.000214098595284" calcext:value-type="float">
            <text:p>0.0002140986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94.1" calcext:value-type="float">
            <text:p>94.1</text:p>
          </table:table-cell>
          <table:table-cell table:style-name="Default" office:value-type="float" office:value="0.000226681941264" calcext:value-type="float">
            <text:p>0.0002266819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98.8" calcext:value-type="float">
            <text:p>398.8</text:p>
          </table:table-cell>
          <table:table-cell table:style-name="Default" office:value-type="float" office:value="0.00020624581758" calcext:value-type="float">
            <text:p>0.0002062458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95" calcext:value-type="float">
            <text:p>95</text:p>
          </table:table-cell>
          <table:table-cell table:style-name="Default" office:value-type="float" office:value="0.00025571015504" calcext:value-type="float">
            <text:p>0.0002557102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87.3" calcext:value-type="float">
            <text:p>187.3</text:p>
          </table:table-cell>
          <table:table-cell table:style-name="Default" office:value-type="float" office:value="0.000284186999003" calcext:value-type="float">
            <text:p>0.000284187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4.6" calcext:value-type="float">
            <text:p>294.6</text:p>
          </table:table-cell>
          <table:table-cell table:style-name="Default" office:value-type="float" office:value="0.000224816262185" calcext:value-type="float">
            <text:p>0.0002248163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AVERAGE([.C21:.C30])" office:value-type="float" office:value="265.3" calcext:value-type="float">
            <text:p>265.3</text:p>
          </table:table-cell>
          <table:table-cell table:style-name="Default" table:formula="of:=AVERAGE([.D21:.D30])" office:value-type="float" office:value="0.0002218148729822" calcext:value-type="float">
            <text:p>0.0002218149</text:p>
          </table:table-cell>
          <table:table-cell table:style-name="ce1" table:formula="of:=AVERAGE([.E21:.E30])" office:value-type="float" office:value="0.77" calcext:value-type="float">
            <text:p>0.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style-name="ce1" office:value-type="float" office:value="500.6" calcext:value-type="float">
            <text:p>500.6</text:p>
          </table:table-cell>
          <table:table-cell table:style-name="Default" office:value-type="float" office:value="0.000183574030222" calcext:value-type="float">
            <text:p>0.00018357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9.8" calcext:value-type="float">
            <text:p>499.8</text:p>
          </table:table-cell>
          <table:table-cell office:value-type="float" office:value="0.000176790134966" calcext:value-type="float">
            <text:p>0.00017679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-6.5" calcext:value-type="float">
            <text:p>-6.5</text:p>
          </table:table-cell>
          <table:table-cell table:style-name="Default" office:value-type="float" office:value="0.000193029198765" calcext:value-type="float">
            <text:p>0.000193029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500.4" calcext:value-type="float">
            <text:p>500.4</text:p>
          </table:table-cell>
          <table:table-cell table:style-name="Default" office:value-type="float" office:value="0.000171633200212" calcext:value-type="float">
            <text:p>0.00017163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0.2" calcext:value-type="float">
            <text:p>500.2</text:p>
          </table:table-cell>
          <table:table-cell office:value-type="float" office:value="0.000173375626241" calcext:value-type="float">
            <text:p>0.00017337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97.7" calcext:value-type="float">
            <text:p>397.7</text:p>
          </table:table-cell>
          <table:table-cell table:style-name="Default" office:value-type="float" office:value="0.000189089183965" calcext:value-type="float">
            <text:p>0.0001890892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98.2" calcext:value-type="float">
            <text:p>298.2</text:p>
          </table:table-cell>
          <table:table-cell table:style-name="Default" office:value-type="float" office:value="0.000174728897977" calcext:value-type="float">
            <text:p>0.0001747289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0.000183189013773" calcext:value-type="float">
            <text:p>0.000183189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497.4" calcext:value-type="float">
            <text:p>497.4</text:p>
          </table:table-cell>
          <table:table-cell table:style-name="Default" office:value-type="float" office:value="0.000199330936779" calcext:value-type="float">
            <text:p>0.00019933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8.7" calcext:value-type="float">
            <text:p>298.7</text:p>
          </table:table-cell>
          <table:table-cell office:value-type="float" office:value="0.000169013157364" calcext:value-type="float">
            <text:p>0.000169013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AVERAGE([.C33:.C42])" office:value-type="float" office:value="368.25" calcext:value-type="float">
            <text:p>368.25</text:p>
          </table:table-cell>
          <table:table-cell table:style-name="Default" table:formula="of:=AVERAGE([.D33:.D42])" office:value-type="float" office:value="0.0001813753380264" calcext:value-type="float">
            <text:p>0.0001813753</text:p>
          </table:table-cell>
          <table:table-cell table:style-name="ce1" table:formula="of:=AVERAGE([.E33:.E42])" office:value-type="float" office:value="0.87" calcext:value-type="float">
            <text:p>0.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style-name="ce1" office:value-type="float" office:value="501.8" calcext:value-type="float">
            <text:p>501.8</text:p>
          </table:table-cell>
          <table:table-cell table:style-name="Default" office:value-type="float" office:value="0.000150457593321" calcext:value-type="float">
            <text:p>0.000150457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.6" calcext:value-type="float">
            <text:p>500.6</text:p>
          </table:table-cell>
          <table:table-cell office:value-type="float" office:value="0.000157311126476" calcext:value-type="float">
            <text:p>0.00015731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6.6" calcext:value-type="float">
            <text:p>296.6</text:p>
          </table:table-cell>
          <table:table-cell office:value-type="float" office:value="0.000177671527135" calcext:value-type="float">
            <text:p>0.0001776715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9.6" calcext:value-type="float">
            <text:p>399.6</text:p>
          </table:table-cell>
          <table:table-cell office:value-type="float" office:value="0.000158018920258" calcext:value-type="float">
            <text:p>0.0001580189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4.1" calcext:value-type="float">
            <text:p>294.1</text:p>
          </table:table-cell>
          <table:table-cell office:value-type="float" office:value="0.000200554068762" calcext:value-type="float">
            <text:p>0.0002005541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1.4" calcext:value-type="float">
            <text:p>501.4</text:p>
          </table:table-cell>
          <table:table-cell office:value-type="float" office:value="0.00015522978688" calcext:value-type="float">
            <text:p>0.00015522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2.7" calcext:value-type="float">
            <text:p>192.7</text:p>
          </table:table-cell>
          <table:table-cell office:value-type="float" office:value="0.00019270336355" calcext:value-type="float">
            <text:p>0.0001927034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5.7" calcext:value-type="float">
            <text:p>295.7</text:p>
          </table:table-cell>
          <table:table-cell office:value-type="float" office:value="0.000186355787379" calcext:value-type="float">
            <text:p>0.0001863558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00161688928386" calcext:value-type="float">
            <text:p>0.0001616889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0.6" calcext:value-type="float">
            <text:p>500.6</text:p>
          </table:table-cell>
          <table:table-cell office:value-type="float" office:value="0.000158025472219" calcext:value-type="float">
            <text:p>0.00015802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VERAGE([.C45:.C54])" office:value-type="float" office:value="357.91" calcext:value-type="float">
            <text:p>357.91</text:p>
          </table:table-cell>
          <table:table-cell table:style-name="Default" table:formula="of:=AVERAGE([.D45:.D54])" office:value-type="float" office:value="0.0001698016574366" calcext:value-type="float">
            <text:p>0.0001698017</text:p>
          </table:table-cell>
          <table:table-cell table:formula="of:=AVERAGE([.E45:.E54])" office:value-type="float" office:value="0.86" calcext:value-type="float">
            <text:p>0.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398.3" calcext:value-type="float">
            <text:p>398.3</text:p>
          </table:table-cell>
          <table:table-cell office:value-type="float" office:value="0.000153606834141" calcext:value-type="float">
            <text:p>0.000153606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9.8" calcext:value-type="float">
            <text:p>499.8</text:p>
          </table:table-cell>
          <table:table-cell office:value-type="float" office:value="0.000157081658113" calcext:value-type="float">
            <text:p>0.00015708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0.000170287172845" calcext:value-type="float">
            <text:p>0.000170287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9.8" calcext:value-type="float">
            <text:p>499.8</text:p>
          </table:table-cell>
          <table:table-cell office:value-type="float" office:value="0.000153154853388" calcext:value-type="float">
            <text:p>0.00015315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0.7" calcext:value-type="float">
            <text:p>500.7</text:p>
          </table:table-cell>
          <table:table-cell office:value-type="float" office:value="0.000144142462007" calcext:value-type="float">
            <text:p>0.00014414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500.6" calcext:value-type="float">
            <text:p>500.6</text:p>
          </table:table-cell>
          <table:table-cell table:style-name="Default" office:value-type="float" office:value="0.000145562489827" calcext:value-type="float">
            <text:p>0.00014556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499.8" calcext:value-type="float">
            <text:p>499.8</text:p>
          </table:table-cell>
          <table:table-cell table:style-name="Default" office:value-type="float" office:value="0.000150208439387" calcext:value-type="float">
            <text:p>0.00015020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9.7" calcext:value-type="float">
            <text:p>499.7</text:p>
          </table:table-cell>
          <table:table-cell office:value-type="float" office:value="0.000153470884824" calcext:value-type="float">
            <text:p>0.000153470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8.7" calcext:value-type="float">
            <text:p>498.7</text:p>
          </table:table-cell>
          <table:table-cell office:value-type="float" office:value="0.000160119381357" calcext:value-type="float">
            <text:p>0.00016011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9.4" calcext:value-type="float">
            <text:p>499.4</text:p>
          </table:table-cell>
          <table:table-cell office:value-type="float" office:value="0.000155017561946" calcext:value-type="float">
            <text:p>0.00015501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AVERAGE([.C57:.C66])" office:value-type="float" office:value="489.48" calcext:value-type="float">
            <text:p>489.48</text:p>
          </table:table-cell>
          <table:table-cell table:style-name="Default" table:formula="of:=AVERAGE([.D57:.D66])" office:value-type="float" office:value="0.0001542651737835" calcext:value-type="float">
            <text:p>0.0001542652</text:p>
          </table:table-cell>
          <table:table-cell table:formula="of:=AVERAGE([.E57:.E66])" office:value-type="float" office:value="0.99" calcext:value-type="float">
            <text:p>0.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pproximateQAgent</text:p>
          </table:table-cell>
          <table:table-cell office:value-type="float" office:value="50" calcext:value-type="float">
            <text:p>50</text:p>
          </table:table-cell>
          <table:table-cell office:value-type="float" office:value="299.6" calcext:value-type="float">
            <text:p>299.6</text:p>
          </table:table-cell>
          <table:table-cell office:value-type="float" office:value="0.00460131963094" calcext:value-type="float">
            <text:p>0.004601319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99" calcext:value-type="float">
            <text:p>99</text:p>
          </table:table-cell>
          <table:table-cell office:value-type="float" office:value="0.0040037671725" calcext:value-type="float">
            <text:p>0.0040037672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400.7" calcext:value-type="float">
            <text:p>400.7</text:p>
          </table:table-cell>
          <table:table-cell table:style-name="Default" office:value-type="float" office:value="0.00451641877492" calcext:value-type="float">
            <text:p>0.0045164188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2.4" calcext:value-type="float">
            <text:p>302.4</text:p>
          </table:table-cell>
          <table:table-cell office:value-type="float" office:value="0.00368935267131" calcext:value-type="float">
            <text:p>0.0036893527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402.7" calcext:value-type="float">
            <text:p>402.7</text:p>
          </table:table-cell>
          <table:table-cell office:value-type="float" office:value="0.00388938983281" calcext:value-type="float">
            <text:p>0.0038893898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AVERAGE([.C69:.C73])" office:value-type="float" office:value="300.88" calcext:value-type="float">
            <text:p>300.88</text:p>
          </table:table-cell>
          <table:table-cell table:style-name="Default" table:formula="of:=AVERAGE([.D69:.D73])" office:value-type="float" office:value="0.004140049616496" calcext:value-type="float">
            <text:p>0.0041400496</text:p>
          </table:table-cell>
          <table:table-cell table:formula="of:=AVERAGE([.E69:.E73])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1" office:value-type="float" office:value="304" calcext:value-type="float">
            <text:p>304</text:p>
          </table:table-cell>
          <table:table-cell table:style-name="Default" office:value-type="float" office:value="0.000620302846355" calcext:value-type="float">
            <text:p>0.000620302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9.6" calcext:value-type="float">
            <text:p>299.6</text:p>
          </table:table-cell>
          <table:table-cell office:value-type="float" office:value="0.000897456753638" calcext:value-type="float">
            <text:p>0.0008974568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400.5" calcext:value-type="float">
            <text:p>400.5</text:p>
          </table:table-cell>
          <table:table-cell table:style-name="Default" office:value-type="float" office:value="0.000793871571941" calcext:value-type="float">
            <text:p>0.0007938716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1.1" calcext:value-type="float">
            <text:p>401.1</text:p>
          </table:table-cell>
          <table:table-cell office:value-type="float" office:value="0.00086274608489" calcext:value-type="float">
            <text:p>0.0008627461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5" calcext:value-type="float">
            <text:p>-2.5</text:p>
          </table:table-cell>
          <table:table-cell office:value-type="float" office:value="0.000837309898869" calcext:value-type="float">
            <text:p>0.000837309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AVERAGE([.C76:.C80])" office:value-type="float" office:value="280.54" calcext:value-type="float">
            <text:p>280.54</text:p>
          </table:table-cell>
          <table:table-cell table:style-name="Default" table:formula="of:=AVERAGE([.D76:.D80])" office:value-type="float" office:value="0.0008023374311386" calcext:value-type="float">
            <text:p>0.0008023374</text:p>
          </table:table-cell>
          <table:table-cell table:formula="of:=AVERAGE([.E76:.E80])" office:value-type="float" office:value="0.78" calcext:value-type="float">
            <text:p>0.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2.4" calcext:value-type="float">
            <text:p>402.4</text:p>
          </table:table-cell>
          <table:table-cell office:value-type="float" office:value="0.000215058043452" calcext:value-type="float">
            <text:p>0.00021505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9.2" calcext:value-type="float">
            <text:p>499.2</text:p>
          </table:table-cell>
          <table:table-cell office:value-type="float" office:value="0.000235668031296" calcext:value-type="float">
            <text:p>0.0002356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3.8" calcext:value-type="float">
            <text:p>503.8</text:p>
          </table:table-cell>
          <table:table-cell office:value-type="float" office:value="0.000222798149184" calcext:value-type="float">
            <text:p>0.00022279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01.5" calcext:value-type="float">
            <text:p>-201.5</text:p>
          </table:table-cell>
          <table:table-cell office:value-type="float" office:value="0.000202123009332" calcext:value-type="float">
            <text:p>0.000202123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7.6" calcext:value-type="float">
            <text:p>297.6</text:p>
          </table:table-cell>
          <table:table-cell office:value-type="float" office:value="0.000299675629871" calcext:value-type="float">
            <text:p>0.0002996756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AVERAGE([.C83:.C87])" office:value-type="float" office:value="300.3" calcext:value-type="float">
            <text:p>300.3</text:p>
          </table:table-cell>
          <table:table-cell table:style-name="Default" table:formula="of:=AVERAGE([.D83:.D87])" office:value-type="float" office:value="0.000235064572627" calcext:value-type="float">
            <text:p>0.0002350646</text:p>
          </table:table-cell>
          <table:table-cell table:formula="of:=AVERAGE([.E83:.E87])" office:value-type="float" office:value="0.8" calcext:value-type="float">
            <text:p>0.8</text:p>
          </table:table-cell>
          <table:table-cell table:number-columns-repeated="5"/>
        </table:table-row>
      </table:table>
      <table:table table:name="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ricky grid</text:p>
          </table:table-cell>
          <table:table-cell office:value-type="string" calcext:value-type="string">
            <text:p>100 her, 3 nepratele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Parametry</text:p>
          </table:table-cell>
          <table:table-cell table:style-name="ce1" office:value-type="string" calcext:value-type="string">
            <text:p>Average score</text:p>
          </table:table-cell>
          <table:table-cell office:value-type="string" calcext:value-type="string">
            <text:p>Average Game Time</text:p>
          </table:table-cell>
          <table:table-cell table:style-name="ce1" office:value-type="string" calcext:value-type="string">
            <text:p>WinRate</text:p>
          </table:table-cell>
          <table:table-cell table:style-name="ce1" office:value-type="string" calcext:value-type="string">
            <text:p>Memory usage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lexAgent</text:p>
          </table:table-cell>
          <table:table-cell/>
          <table:table-cell office:value-type="float" office:value="-227.84" calcext:value-type="float">
            <text:p>-227.84</text:p>
          </table:table-cell>
          <table:table-cell office:value-type="float" office:value="0.690215103626" calcext:value-type="float">
            <text:p>0.6902151036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ExpectimaxAgent</text:p>
          </table:table-cell>
          <table:table-cell/>
          <table:table-cell table:style-name="ce1" office:value-type="float" office:value="329" calcext:value-type="float">
            <text:p>329</text:p>
          </table:table-cell>
          <table:table-cell table:style-name="Default" office:value-type="float" office:value="111.320569038" calcext:value-type="float">
            <text:p>111.320569038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table:style-name="ce1"/>
          <table:table-cell/>
          <table:table-cell office:value-type="float" office:value="340" calcext:value-type="float">
            <text:p>340</text:p>
          </table:table-cell>
          <table:table-cell office:value-type="float" office:value="12.0211730003" calcext:value-type="float">
            <text:p>12.0211730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/>
          <table:table-cell office:value-type="float" office:value="885" calcext:value-type="float">
            <text:p>885</text:p>
          </table:table-cell>
          <table:table-cell office:value-type="float" office:value="165.542979002" calcext:value-type="float">
            <text:p>165.542979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/>
          <table:table-cell office:value-type="float" office:value="687" calcext:value-type="float">
            <text:p>687</text:p>
          </table:table-cell>
          <table:table-cell office:value-type="float" office:value="33.4743831158" calcext:value-type="float">
            <text:p>33.4743831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/>
          <table:table-cell office:value-type="float" office:value="2047" calcext:value-type="float">
            <text:p>2047</text:p>
          </table:table-cell>
          <table:table-cell office:value-type="float" office:value="54.1383900642" calcext:value-type="float">
            <text:p>54.1383900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float" office:value="529" calcext:value-type="float">
            <text:p>529</text:p>
          </table:table-cell>
          <table:table-cell office:value-type="float" office:value="41.7905678749" calcext:value-type="float">
            <text:p>41.7905678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/>
          <table:table-cell office:value-type="float" office:value="1127" calcext:value-type="float">
            <text:p>1127</text:p>
          </table:table-cell>
          <table:table-cell office:value-type="float" office:value="41.0183370113" calcext:value-type="float">
            <text:p>41.0183370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/>
          <table:table-cell office:value-type="float" office:value="3006" calcext:value-type="float">
            <text:p>3006</text:p>
          </table:table-cell>
          <table:table-cell office:value-type="float" office:value="142.174679041" calcext:value-type="float">
            <text:p>142.174679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float" office:value="2079" calcext:value-type="float">
            <text:p>2079</text:p>
          </table:table-cell>
          <table:table-cell office:value-type="float" office:value="194.21884799" calcext:value-type="float">
            <text:p>194.218847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float" office:value="289" calcext:value-type="float">
            <text:p>289</text:p>
          </table:table-cell>
          <table:table-cell office:value-type="float" office:value="22.2041559219" calcext:value-type="float">
            <text:p>22.20415592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/>
          <table:table-cell table:formula="of:=AVERAGE([.C8:.C17])" office:value-type="float" office:value="1131.8" calcext:value-type="float">
            <text:p>1131.8</text:p>
          </table:table-cell>
          <table:table-cell table:style-name="Default" table:formula="of:=AVERAGE([.D8:.D17])" office:value-type="float" office:value="81.79040820594" calcext:value-type="float">
            <text:p>81.7904082059</text:p>
          </table:table-cell>
          <table:table-cell table:formula="of:=AVERAGE([.E8:.E17])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proximateQAgent</text:p>
          </table:table-cell>
          <table:table-cell office:value-type="float" office:value="100" calcext:value-type="float">
            <text:p>100</text:p>
          </table:table-cell>
          <table:table-cell office:value-type="float" office:value="2048.9" calcext:value-type="float">
            <text:p>2048.9</text:p>
          </table:table-cell>
          <table:table-cell office:value-type="float" office:value="0.0770502090454" calcext:value-type="float">
            <text:p>0.077050209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table:style-name="ce1"/>
          <table:table-cell/>
          <table:table-cell office:value-type="float" office:value="1847.6" calcext:value-type="float">
            <text:p>1847.6</text:p>
          </table:table-cell>
          <table:table-cell office:value-type="float" office:value="0.0799717903137" calcext:value-type="float">
            <text:p>0.079971790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6.5" calcext:value-type="float">
            <text:p>1436.5</text:p>
          </table:table-cell>
          <table:table-cell office:value-type="float" office:value="0.0742590752515" calcext:value-type="float">
            <text:p>0.074259075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3.9" calcext:value-type="float">
            <text:p>1903.9</text:p>
          </table:table-cell>
          <table:table-cell office:value-type="float" office:value="0.0752532633868" calcext:value-type="float">
            <text:p>0.0752532634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6.9" calcext:value-type="float">
            <text:p>1316.9</text:p>
          </table:table-cell>
          <table:table-cell office:value-type="float" office:value="0.0643382527611" calcext:value-type="float">
            <text:p>0.0643382528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table:formula="of:=AVERAGE([.C20:.C24])" office:value-type="float" office:value="1710.76" calcext:value-type="float">
            <text:p>1710.76</text:p>
          </table:table-cell>
          <table:table-cell table:style-name="Default" table:formula="of:=AVERAGE([.D20:.D24])" office:value-type="float" office:value="0.0741745181517" calcext:value-type="float">
            <text:p>0.0741745182</text:p>
          </table:table-cell>
          <table:table-cell table:formula="of:=AVERAGE([.E20:.E24])" office:value-type="float" office:value="0.58" calcext:value-type="float">
            <text:p>0.5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480.3" calcext:value-type="float">
            <text:p>1480.3</text:p>
          </table:table-cell>
          <table:table-cell office:value-type="float" office:value="0.0147739896587" calcext:value-type="float">
            <text:p>0.014773989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464.2" calcext:value-type="float">
            <text:p>1464.2</text:p>
          </table:table-cell>
          <table:table-cell table:style-name="Default" office:value-type="float" office:value="0.0145126604566" calcext:value-type="float">
            <text:p>0.014512660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3.3" calcext:value-type="float">
            <text:p>1713.3</text:p>
          </table:table-cell>
          <table:table-cell office:value-type="float" office:value="0.0140514191459" calcext:value-type="float">
            <text:p>0.0140514191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2132.8" calcext:value-type="float">
            <text:p>2132.8</text:p>
          </table:table-cell>
          <table:table-cell table:style-name="Default" office:value-type="float" office:value="0.0185212850571" calcext:value-type="float">
            <text:p>0.0185212851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4.5" calcext:value-type="float">
            <text:p>1734.5</text:p>
          </table:table-cell>
          <table:table-cell office:value-type="float" office:value="0.0165318489075" calcext:value-type="float">
            <text:p>0.0165318489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table:number-columns-repeated="2"/>
          <table:table-cell table:formula="of:=AVERAGE([.C27:.C31])" office:value-type="float" office:value="1705.02" calcext:value-type="float">
            <text:p>1705.02</text:p>
          </table:table-cell>
          <table:table-cell table:style-name="Default" table:formula="of:=AVERAGE([.D27:.D31])" office:value-type="float" office:value="0.01567824064516" calcext:value-type="float">
            <text:p>0.0156782406</text:p>
          </table:table-cell>
          <table:table-cell table:formula="of:=AVERAGE([.E27:.E31])" office:value-type="float" office:value="0.66" calcext:value-type="float">
            <text:p>0.66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1901.6" calcext:value-type="float">
            <text:p>1901.6</text:p>
          </table:table-cell>
          <table:table-cell office:value-type="float" office:value="0.00647043672227" calcext:value-type="float">
            <text:p>0.006470436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6.7" calcext:value-type="float">
            <text:p>1436.7</text:p>
          </table:table-cell>
          <table:table-cell office:value-type="float" office:value="0.0275131010542" calcext:value-type="float">
            <text:p>0.0275131011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336.4" calcext:value-type="float">
            <text:p>1336.4</text:p>
          </table:table-cell>
          <table:table-cell table:style-name="Default" office:value-type="float" office:value="0.00495820409469" calcext:value-type="float">
            <text:p>0.0049582041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6.6" calcext:value-type="float">
            <text:p>1396.6</text:p>
          </table:table-cell>
          <table:table-cell office:value-type="float" office:value="0.00955027951539" calcext:value-type="float">
            <text:p>0.009550279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84" calcext:value-type="float">
            <text:p>2284</text:p>
          </table:table-cell>
          <table:table-cell office:value-type="float" office:value="0.00742179765046" calcext:value-type="float">
            <text:p>0.007421797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2"/>
          <table:table-cell table:formula="of:=AVERAGE([.C34:.C38])" office:value-type="float" office:value="1671.06" calcext:value-type="float">
            <text:p>1671.06</text:p>
          </table:table-cell>
          <table:table-cell table:style-name="Default" table:formula="of:=AVERAGE([.D34:.D38])" office:value-type="float" office:value="0.011182763807402" calcext:value-type="float">
            <text:p>0.0111827638</text:p>
          </table:table-cell>
          <table:table-cell table:formula="of:=AVERAGE([.E34:.E38])" office:value-type="float" office:value="0.72" calcext:value-type="float">
            <text:p>0.72</text:p>
          </table:table-cell>
          <table:table-cell/>
        </table:table-row>
      </table:table>
      <table:table table:name="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small grid, srovnani vektoru vlasnosti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Vektor Vlastností</text:p>
          </table:table-cell>
          <table:table-cell table:style-name="ce1" office:value-type="string" calcext:value-type="string">
            <text:p>Parametry</text:p>
          </table:table-cell>
          <table:table-cell table:style-name="ce1" office:value-type="string" calcext:value-type="string">
            <text:p>Average score</text:p>
          </table:table-cell>
          <table:table-cell office:value-type="string" calcext:value-type="string">
            <text:p>Average Game Time</text:p>
          </table:table-cell>
          <table:table-cell table:style-name="ce1" office:value-type="string" calcext:value-type="string">
            <text:p>WinRate</text:p>
          </table:table-cell>
          <table:table-cell table:style-name="ce1" office:value-type="string" calcext:value-type="string">
            <text:p>Memory usag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-srovnat do 500 iteraci</text:p>
          </table:table-cell>
        </table:table-row>
        <table:table-row table:style-name="ro1">
          <table:table-cell office:value-type="string" calcext:value-type="string">
            <text:p>IdentityExtractor</text:p>
          </table:table-cell>
          <table:table-cell office:value-type="float" office:value="50" calcext:value-type="float">
            <text:p>50</text:p>
          </table:table-cell>
          <table:table-cell office:value-type="float" office:value="-508.2" calcext:value-type="float">
            <text:p>-508.2</text:p>
          </table:table-cell>
          <table:table-cell office:value-type="float" office:value="0.00250351031621" calcext:value-type="float">
            <text:p>0.0025035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09.3" calcext:value-type="float">
            <text:p>-509.3</text:p>
          </table:table-cell>
          <table:table-cell office:value-type="float" office:value="0.00251876115799" calcext:value-type="float">
            <text:p>0.00251876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12.2" calcext:value-type="float">
            <text:p>-512.2</text:p>
          </table:table-cell>
          <table:table-cell office:value-type="float" office:value="0.00338707367579" calcext:value-type="float">
            <text:p>0.00338707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12.3" calcext:value-type="float">
            <text:p>-512.3</text:p>
          </table:table-cell>
          <table:table-cell office:value-type="float" office:value="0.00319235722224" calcext:value-type="float">
            <text:p>0.0031923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11" calcext:value-type="float">
            <text:p>-511</text:p>
          </table:table-cell>
          <table:table-cell office:value-type="float" office:value="0.00267889897029" calcext:value-type="float">
            <text:p>0.0026788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7:.C11])" office:value-type="float" office:value="-510.6" calcext:value-type="float">
            <text:p>-510.6</text:p>
          </table:table-cell>
          <table:table-cell table:style-name="Default" table:formula="of:=AVERAGE([.D7:.D11])" office:value-type="float" office:value="0.002856120268504" calcext:value-type="float">
            <text:p>0.0028561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8.2" calcext:value-type="float">
            <text:p>-508.2</text:p>
          </table:table-cell>
          <table:table-cell office:value-type="float" office:value="0.00145933411338" calcext:value-type="float">
            <text:p>0.00145933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11" calcext:value-type="float">
            <text:p>-511</text:p>
          </table:table-cell>
          <table:table-cell office:value-type="float" office:value="0.00148396058516" calcext:value-type="float">
            <text:p>0.00148396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09.9" calcext:value-type="float">
            <text:p>-509.9</text:p>
          </table:table-cell>
          <table:table-cell office:value-type="float" office:value="0.00171041488647" calcext:value-type="float">
            <text:p>0.00171041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16.9" calcext:value-type="float">
            <text:p>-416.9</text:p>
          </table:table-cell>
          <table:table-cell office:value-type="float" office:value="0.00343845324083" calcext:value-type="float">
            <text:p>0.0034384532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10.3" calcext:value-type="float">
            <text:p>-510.3</text:p>
          </table:table-cell>
          <table:table-cell office:value-type="float" office:value="0.00139643712477" calcext:value-type="float">
            <text:p>0.00139643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4:.C18])" office:value-type="float" office:value="-491.26" calcext:value-type="float">
            <text:p>-491.26</text:p>
          </table:table-cell>
          <table:table-cell table:style-name="Default" table:formula="of:=AVERAGE([.D14:.D18])" office:value-type="float" office:value="0.001897719990122" calcext:value-type="float">
            <text:p>0.00189772</text:p>
          </table:table-cell>
          <table:table-cell table:formula="of:=AVERAGE([.E14:.E18])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-511.8" calcext:value-type="float">
            <text:p>-511.8</text:p>
          </table:table-cell>
          <table:table-cell office:value-type="float" office:value="0.00109322532531" calcext:value-type="float">
            <text:p>0.00109322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14.2" calcext:value-type="float">
            <text:p>-514.2</text:p>
          </table:table-cell>
          <table:table-cell office:value-type="float" office:value="0.00110204450546" calcext:value-type="float">
            <text:p>0.0011020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15.1" calcext:value-type="float">
            <text:p>-415.1</text:p>
          </table:table-cell>
          <table:table-cell office:value-type="float" office:value="0.00106088346051" calcext:value-type="float">
            <text:p>0.0010608835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11.2" calcext:value-type="float">
            <text:p>-211.2</text:p>
          </table:table-cell>
          <table:table-cell office:value-type="float" office:value="0.00119212673556" calcext:value-type="float">
            <text:p>0.0011921267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10.8" calcext:value-type="float">
            <text:p>-410.8</text:p>
          </table:table-cell>
          <table:table-cell office:value-type="float" office:value="0.000896026242164" calcext:value-type="float">
            <text:p>0.0008960262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1:.C25])" office:value-type="float" office:value="-412.62" calcext:value-type="float">
            <text:p>-412.62</text:p>
          </table:table-cell>
          <table:table-cell table:style-name="Default" table:formula="of:=AVERAGE([.D21:.D25])" office:value-type="float" office:value="0.0010688612538008" calcext:value-type="float">
            <text:p>0.0010688613</text:p>
          </table:table-cell>
          <table:table-cell table:formula="of:=AVERAGE([.E21:.E25])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-210" calcext:value-type="float">
            <text:p>-210</text:p>
          </table:table-cell>
          <table:table-cell office:value-type="float" office:value="0.000630676512625" calcext:value-type="float">
            <text:p>0.0006306765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8.8" calcext:value-type="float">
            <text:p>-8.8</text:p>
          </table:table-cell>
          <table:table-cell office:value-type="float" office:value="0.000695898018631" calcext:value-type="float">
            <text:p>0.00069589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000736314175176" calcext:value-type="float">
            <text:p>0.000736314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.1" calcext:value-type="float">
            <text:p>91.1</text:p>
          </table:table-cell>
          <table:table-cell office:value-type="float" office:value="0.000638913640789" calcext:value-type="float">
            <text:p>0.000638913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.8" calcext:value-type="float">
            <text:p>190.8</text:p>
          </table:table-cell>
          <table:table-cell office:value-type="float" office:value="0.000781549191942" calcext:value-type="float">
            <text:p>0.000781549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8:.C32])" office:value-type="float" office:value="30.82" calcext:value-type="float">
            <text:p>30.82</text:p>
          </table:table-cell>
          <table:table-cell table:style-name="Default" table:formula="of:=AVERAGE([.D28:.D32])" office:value-type="float" office:value="0.0006966703078326" calcext:value-type="float">
            <text:p>0.0006966703</text:p>
          </table:table-cell>
          <table:table-cell table:formula="of:=AVERAGE([.E28:.E32])"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-3.7" calcext:value-type="float">
            <text:p>-3.7</text:p>
          </table:table-cell>
          <table:table-cell office:value-type="float" office:value="0.000284934752058" calcext:value-type="float">
            <text:p>0.000284934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4.6" calcext:value-type="float">
            <text:p>494.6</text:p>
          </table:table-cell>
          <table:table-cell office:value-type="float" office:value="0.000391594962318" calcext:value-type="float">
            <text:p>0.0003915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4.8" calcext:value-type="float">
            <text:p>394.8</text:p>
          </table:table-cell>
          <table:table-cell office:value-type="float" office:value="0.000361117750111" calcext:value-type="float">
            <text:p>0.000361117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.3" calcext:value-type="float">
            <text:p>-4.3</text:p>
          </table:table-cell>
          <table:table-cell office:value-type="float" office:value="0.000312687618898" calcext:value-type="float">
            <text:p>0.0003126876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.7" calcext:value-type="float">
            <text:p>190.7</text:p>
          </table:table-cell>
          <table:table-cell office:value-type="float" office:value="0.000401208188274" calcext:value-type="float">
            <text:p>0.000401208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35:.C39])" office:value-type="float" office:value="214.42" calcext:value-type="float">
            <text:p>214.42</text:p>
          </table:table-cell>
          <table:table-cell table:style-name="Default" table:formula="of:=AVERAGE([.D35:.D39])" office:value-type="float" office:value="0.0003503086543318" calcext:value-type="float">
            <text:p>0.0003503087</text:p>
          </table:table-cell>
          <table:table-cell table:formula="of:=AVERAGE([.E35:.E39])" office:value-type="float" office:value="0.72" calcext:value-type="float">
            <text:p>0.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1.2" calcext:value-type="float">
            <text:p>501.2</text:p>
          </table:table-cell>
          <table:table-cell office:value-type="float" office:value="0.000191497329055" calcext:value-type="float">
            <text:p>0.00019149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7.1" calcext:value-type="float">
            <text:p>397.1</text:p>
          </table:table-cell>
          <table:table-cell office:value-type="float" office:value="0.000223161211077" calcext:value-type="float">
            <text:p>0.000223161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9.2" calcext:value-type="float">
            <text:p>499.2</text:p>
          </table:table-cell>
          <table:table-cell office:value-type="float" office:value="0.000206594119798" calcext:value-type="float">
            <text:p>0.00020659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8.7" calcext:value-type="float">
            <text:p>498.7</text:p>
          </table:table-cell>
          <table:table-cell office:value-type="float" office:value="0.000215453817355" calcext:value-type="float">
            <text:p>0.00021545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9.7" calcext:value-type="float">
            <text:p>399.7</text:p>
          </table:table-cell>
          <table:table-cell office:value-type="float" office:value="0.000190958913588" calcext:value-type="float">
            <text:p>0.000190958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tterExtractor</text:p>
          </table:table-cell>
          <table:table-cell office:value-type="float" office:value="50" calcext:value-type="float">
            <text:p>50</text:p>
          </table:table-cell>
          <table:table-cell office:value-type="float" office:value="301.2" calcext:value-type="float">
            <text:p>301.2</text:p>
          </table:table-cell>
          <table:table-cell office:value-type="float" office:value="0.00402523676554" calcext:value-type="float">
            <text:p>0.004025236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.2" calcext:value-type="float">
            <text:p>100.2</text:p>
          </table:table-cell>
          <table:table-cell office:value-type="float" office:value="0.00380133390427" calcext:value-type="float">
            <text:p>0.0038013339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3.5" calcext:value-type="float">
            <text:p>403.5</text:p>
          </table:table-cell>
          <table:table-cell office:value-type="float" office:value="0.00365437269211" calcext:value-type="float">
            <text:p>0.003654372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3.1" calcext:value-type="float">
            <text:p>403.1</text:p>
          </table:table-cell>
          <table:table-cell office:value-type="float" office:value="0.00380558570226" calcext:value-type="float">
            <text:p>0.003805585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.8" calcext:value-type="float">
            <text:p>300.8</text:p>
          </table:table-cell>
          <table:table-cell office:value-type="float" office:value="0.00425276756287" calcext:value-type="float">
            <text:p>0.004252767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1.2" calcext:value-type="float">
            <text:p>301.2</text:p>
          </table:table-cell>
          <table:table-cell office:value-type="float" office:value="0.00402523676554" calcext:value-type="float">
            <text:p>0.004025236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49:.C54])" office:value-type="float" office:value="301.666666666667" calcext:value-type="float">
            <text:p>301.6666666667</text:p>
          </table:table-cell>
          <table:table-cell table:style-name="Default" table:formula="of:=AVERAGE([.D49:.D54])" office:value-type="float" office:value="0.00392742223209833" calcext:value-type="float">
            <text:p>0.0039274222</text:p>
          </table:table-cell>
          <table:table-cell table:formula="of:=AVERAGE([.E49:.E54]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99.9" calcext:value-type="float">
            <text:p>399.9</text:p>
          </table:table-cell>
          <table:table-cell office:value-type="float" office:value="0.00259805809368" calcext:value-type="float">
            <text:p>0.002598058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01.9" calcext:value-type="float">
            <text:p>-201.9</text:p>
          </table:table-cell>
          <table:table-cell office:value-type="float" office:value="0.00194121490825" calcext:value-type="float">
            <text:p>0.0019412149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.4" calcext:value-type="float">
            <text:p>298.4</text:p>
          </table:table-cell>
          <table:table-cell office:value-type="float" office:value="0.00263386856426" calcext:value-type="float">
            <text:p>0.002633868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0022073875774" calcext:value-type="float">
            <text:p>0.002207387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.2" calcext:value-type="float">
            <text:p>98.2</text:p>
          </table:table-cell>
          <table:table-cell office:value-type="float" office:value="0.00233423709869" calcext:value-type="float">
            <text:p>0.002334237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57:.C61])" office:value-type="float" office:value="138.72" calcext:value-type="float">
            <text:p>138.72</text:p>
          </table:table-cell>
          <table:table-cell table:style-name="Default" table:formula="of:=AVERAGE([.D57:.D61])" office:value-type="float" office:value="0.002342953248456" calcext:value-type="float">
            <text:p>0.0023429532</text:p>
          </table:table-cell>
          <table:table-cell table:style-name="ce1" table:formula="of:=AVERAGE([.E57:.E61])"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01.6" calcext:value-type="float">
            <text:p>301.6</text:p>
          </table:table-cell>
          <table:table-cell office:value-type="float" office:value="0.000795484358265" calcext:value-type="float">
            <text:p>0.000795484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.1" calcext:value-type="float">
            <text:p>200.1</text:p>
          </table:table-cell>
          <table:table-cell office:value-type="float" office:value="0.000777316093445" calcext:value-type="float">
            <text:p>0.000777316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.3" calcext:value-type="float">
            <text:p>199.3</text:p>
          </table:table-cell>
          <table:table-cell office:value-type="float" office:value="0.000831286368832" calcext:value-type="float">
            <text:p>0.0008312864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0.00075255978492" calcext:value-type="float">
            <text:p>0.000752559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.7" calcext:value-type="float">
            <text:p>199.7</text:p>
          </table:table-cell>
          <table:table-cell office:value-type="float" office:value="0.000798238477399" calcext:value-type="float">
            <text:p>0.000798238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AVERAGE([.C64:.C68])" office:value-type="float" office:value="240.54" calcext:value-type="float">
            <text:p>240.54</text:p>
          </table:table-cell>
          <table:table-cell table:formula="of:=AVERAGE([.D64:.D68])" office:value-type="float" office:value="0.0007909770165722" calcext:value-type="float">
            <text:p>0.000790977</text:p>
          </table:table-cell>
          <table:table-cell table:style-name="ce1" table:formula="of:=AVERAGE([.E64:.E68])" office:value-type="float" office:value="0.74" calcext:value-type="float">
            <text:p>0.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98.5" calcext:value-type="float">
            <text:p>198.5</text:p>
          </table:table-cell>
          <table:table-cell office:value-type="float" office:value="0.000547528266907" calcext:value-type="float">
            <text:p>0.000547528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.7" calcext:value-type="float">
            <text:p>199.7</text:p>
          </table:table-cell>
          <table:table-cell office:value-type="float" office:value="0.000506949424744" calcext:value-type="float">
            <text:p>0.0005069494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.6" calcext:value-type="float">
            <text:p>299.6</text:p>
          </table:table-cell>
          <table:table-cell office:value-type="float" office:value="0.000549887675865" calcext:value-type="float">
            <text:p>0.000549887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303" calcext:value-type="float">
            <text:p>-303</text:p>
          </table:table-cell>
          <table:table-cell office:value-type="float" office:value="0.00042237440745" calcext:value-type="float">
            <text:p>0.0004223744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3.5" calcext:value-type="float">
            <text:p>403.5</text:p>
          </table:table-cell>
          <table:table-cell office:value-type="float" office:value="0.0004315960641" calcext:value-type="float">
            <text:p>0.000431596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71:.C75])" office:value-type="float" office:value="159.66" calcext:value-type="float">
            <text:p>159.66</text:p>
          </table:table-cell>
          <table:table-cell table:style-name="Default" table:formula="of:=AVERAGE([.D71:.D75])" office:value-type="float" office:value="0.0004916671678132" calcext:value-type="float">
            <text:p>0.0004916672</text:p>
          </table:table-cell>
          <table:table-cell table:formula="of:=AVERAGE([.E71:.E75])" office:value-type="float" office:value="0.66" calcext:value-type="float">
            <text:p>0.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1.2" calcext:value-type="float">
            <text:p>301.2</text:p>
          </table:table-cell>
          <table:table-cell office:value-type="float" office:value="0.00024721622467" calcext:value-type="float">
            <text:p>0.000247216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3.5" calcext:value-type="float">
            <text:p>403.5</text:p>
          </table:table-cell>
          <table:table-cell office:value-type="float" office:value="0.0004315960641" calcext:value-type="float">
            <text:p>0.000431596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400.3" calcext:value-type="float">
            <text:p>400.3</text:p>
          </table:table-cell>
          <table:table-cell table:style-name="Default" office:value-type="float" office:value="0.000275673252521" calcext:value-type="float">
            <text:p>0.000275673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.5" calcext:value-type="float">
            <text:p>-2.5</text:p>
          </table:table-cell>
          <table:table-cell office:value-type="float" office:value="0.000259075542488" calcext:value-type="float">
            <text:p>0.000259075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1.6" calcext:value-type="float">
            <text:p>301.6</text:p>
          </table:table-cell>
          <table:table-cell office:value-type="float" office:value="0.000232770419357" calcext:value-type="float">
            <text:p>0.000232770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78:.C82])" office:value-type="float" office:value="280.82" calcext:value-type="float">
            <text:p>280.82</text:p>
          </table:table-cell>
          <table:table-cell table:style-name="Default" table:formula="of:=AVERAGE([.D78:.D82])" office:value-type="float" office:value="0.0002892663006272" calcext:value-type="float">
            <text:p>0.0002892663</text:p>
          </table:table-cell>
          <table:table-cell table:formula="of:=AVERAGE([.E78:.E82])"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99.9" calcext:value-type="float">
            <text:p>399.9</text:p>
          </table:table-cell>
          <table:table-cell office:value-type="float" office:value="0.00259805809368" calcext:value-type="float">
            <text:p>0.002598058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00.4" calcext:value-type="float">
            <text:p>-100.4</text:p>
          </table:table-cell>
          <table:table-cell office:value-type="float" office:value="0.000136119166747" calcext:value-type="float">
            <text:p>0.0001361192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.4" calcext:value-type="float">
            <text:p>298.4</text:p>
          </table:table-cell>
          <table:table-cell office:value-type="float" office:value="0.000198906462714" calcext:value-type="float">
            <text:p>0.000198906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9.2" calcext:value-type="float">
            <text:p>399.2</text:p>
          </table:table-cell>
          <table:table-cell office:value-type="float" office:value="0.000162782258545" calcext:value-type="float">
            <text:p>0.000162782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1.1" calcext:value-type="float">
            <text:p>401.1</text:p>
          </table:table-cell>
          <table:table-cell office:value-type="float" office:value="0.000179700504076" calcext:value-type="float">
            <text:p>0.000179700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85:.C89])" office:value-type="float" office:value="279.64" calcext:value-type="float">
            <text:p>279.64</text:p>
          </table:table-cell>
          <table:table-cell table:style-name="Default" table:formula="of:=AVERAGE([.D85:.D89])" office:value-type="float" office:value="0.0006551132971524" calcext:value-type="float">
            <text:p>0.0006551133</text:p>
          </table:table-cell>
          <table:table-cell table:formula="of:=AVERAGE([.E85:.E89])" office:value-type="float" office:value="0.78" calcext:value-type="float">
            <text:p>0.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00:45:00.350879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22:31:07.238493076</meta:creation-date>
    <meta:generator>LibreOffice/4.2.8.2$Linux_X86_64 LibreOffice_project/420m0$Build-2</meta:generator>
    <meta:editing-duration>PT5H2M48S</meta:editing-duration>
    <meta:editing-cycles>36</meta:editing-cycles>
    <dc:date>2016-05-16T03:37:24.822732513</dc:date>
    <meta:document-statistic meta:table-count="3" meta:cell-count="620" meta:object-count="0"/>
  </office:meta>
</office:document-meta>
</file>